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927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29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1.191cm" fo:break-before="auto" style:use-optimal-row-height="false"/>
    </style:style>
    <style:style style:name="ta1" style:family="table" style:master-page-name="PageStyle_5f_2019">
      <style:table-properties table:display="true" style:writing-mode="lr-tb"/>
    </style:style>
    <style:style style:name="ta2" style:family="table" style:master-page-name="PageStyle_5f_2019_20__28_CV_29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 style:data-style-name="N12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019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number-columns-repeated="26" table:default-cell-style-name="ce12"/>
        <table:table-column table:style-name="co4" table:number-columns-repeated="220" table:default-cell-style-name="ce1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5 - Pessoas de dois anos ou mais de idade, total e distribuição, por grau de dificuldade, segundo tipos de dificuldade - Brasil - Brasil - 2019</text:p>
          </table:table-cell>
          <table:covered-table-cell table:number-columns-repeated="10" table:style-name="ce1"/>
          <table:table-cell table:style-name="ce11" table:number-columns-repeated="1013"/>
        </table:table-row>
        <table:table-row table:style-name="ro1">
          <table:covered-table-cell table:number-columns-repeated="11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Tipos de dificuldade</text:p>
          </table:table-cell>
          <table:table-cell table:style-name="ce7" office:value-type="string" calcext:value-type="string" table:number-columns-spanned="5" table:number-rows-spanned="1">
            <text:p>Pessoas de dois anos ou mais de idade (1 000 pessoas)</text:p>
          </table:table-cell>
          <table:covered-table-cell table:number-columns-repeated="4" table:style-name="ce7"/>
          <table:table-cell table:style-name="ce9" office:value-type="string" calcext:value-type="string" table:number-columns-spanned="5" table:number-rows-spanned="1">
            <text:p>Distribuição de pessoas de dois anos ou mais de idade (%)</text:p>
          </table:table-cell>
          <table:covered-table-cell table:number-columns-repeated="4" table:style-name="ce9"/>
          <table:table-cell table:style-name="ce11"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3">
            <text:p>Total</text:p>
          </table:table-cell>
          <table:table-cell table:style-name="ce7" office:value-type="string" calcext:value-type="string" table:number-columns-spanned="4" table:number-rows-spanned="1">
            <text:p>Grau de dificuldade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3">
            <text:p>Total</text:p>
          </table:table-cell>
          <table:table-cell table:style-name="ce9" office:value-type="string" calcext:value-type="string" table:number-columns-spanned="4" table:number-rows-spanned="1">
            <text:p>Grau de dificuldade</text:p>
          </table:table-cell>
          <table:covered-table-cell table:number-columns-repeated="3" table:style-name="ce9"/>
          <table:table-cell table:number-columns-repeated="101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Nenhuma</text:p>
          </table:table-cell>
          <table:table-cell table:style-name="ce7" office:value-type="string" calcext:value-type="string" table:number-columns-spanned="1" table:number-rows-spanned="2">
            <text:p>Alguma dificuldade</text:p>
          </table:table-cell>
          <table:table-cell table:style-name="ce7" office:value-type="string" calcext:value-type="string" table:number-columns-spanned="1" table:number-rows-spanned="2">
            <text:p>Muita dificuldade</text:p>
          </table:table-cell>
          <table:table-cell table:style-name="ce7" office:value-type="string" calcext:value-type="string" table:number-columns-spanned="1" table:number-rows-spanned="2">
            <text:p>Não consegue de modo algum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Nenhuma</text:p>
          </table:table-cell>
          <table:table-cell table:style-name="ce7" office:value-type="string" calcext:value-type="string" table:number-columns-spanned="1" table:number-rows-spanned="2">
            <text:p>Alguma dificuldade</text:p>
          </table:table-cell>
          <table:table-cell table:style-name="ce7" office:value-type="string" calcext:value-type="string" table:number-columns-spanned="1" table:number-rows-spanned="2">
            <text:p>Muita dificuldade</text:p>
          </table:table-cell>
          <table:table-cell table:style-name="ce9" office:value-type="string" calcext:value-type="string" table:number-columns-spanned="1" table:number-rows-spanned="2">
            <text:p>Não consegue de modo algum</text:p>
          </table:table-cell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7"/>
          <table:covered-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ficuldade de enxergar</text:p>
          </table:table-cell>
          <table:table-cell table:style-name="ce8" office:value-type="float" office:value="204676.793574673" calcext:value-type="float">
            <text:p><text:s text:c="2"/>204 677 </text:p>
          </table:table-cell>
          <table:table-cell table:style-name="ce8" office:value-type="float" office:value="171638.880992362" calcext:value-type="float">
            <text:p><text:s text:c="2"/>171 639 </text:p>
          </table:table-cell>
          <table:table-cell table:style-name="ce8" office:value-type="float" office:value="26059.4971135586" calcext:value-type="float">
            <text:p><text:s text:c="2"/>26 059 </text:p>
          </table:table-cell>
          <table:table-cell table:style-name="ce8" office:value-type="float" office:value="6692.64011163849" calcext:value-type="float">
            <text:p><text:s text:c="2"/>6 693 </text:p>
          </table:table-cell>
          <table:table-cell table:style-name="ce8" office:value-type="float" office:value="285.775357113788" calcext:value-type="float">
            <text:p><text:s text:c="3"/>286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83.8584961170712" calcext:value-type="float">
            <text:p><text:s text:c="3"/>83,9 </text:p>
          </table:table-cell>
          <table:table-cell table:style-name="ce10" office:value-type="float" office:value="12.7320233322158" calcext:value-type="float">
            <text:p><text:s text:c="3"/>12,7 </text:p>
          </table:table-cell>
          <table:table-cell table:style-name="ce10" office:value-type="float" office:value="3.26985780593479" calcext:value-type="float">
            <text:p><text:s text:c="3"/>3,3 </text:p>
          </table:table-cell>
          <table:table-cell table:style-name="ce10" office:value-type="float" office:value="0.1396227447786" calcext:value-type="float">
            <text:p><text:s text:c="3"/>0,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iculdade de ouvir</text:p>
          </table:table-cell>
          <table:table-cell table:style-name="ce8" office:value-type="float" office:value="204676.793574673" calcext:value-type="float">
            <text:p><text:s text:c="2"/>204 677 </text:p>
          </table:table-cell>
          <table:table-cell table:style-name="ce8" office:value-type="float" office:value="193861.005675917" calcext:value-type="float">
            <text:p><text:s text:c="2"/>193 861 </text:p>
          </table:table-cell>
          <table:table-cell table:style-name="ce8" office:value-type="float" office:value="8485.34619761219" calcext:value-type="float">
            <text:p><text:s text:c="2"/>8 485 </text:p>
          </table:table-cell>
          <table:table-cell table:style-name="ce8" office:value-type="float" office:value="2132.41877993211" calcext:value-type="float">
            <text:p><text:s text:c="2"/>2 132 </text:p>
          </table:table-cell>
          <table:table-cell table:style-name="ce8" office:value-type="float" office:value="198.022921212941" calcext:value-type="float">
            <text:p><text:s text:c="3"/>198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94.7156745472413" calcext:value-type="float">
            <text:p><text:s text:c="3"/>94,7 </text:p>
          </table:table-cell>
          <table:table-cell table:style-name="ce10" office:value-type="float" office:value="4.14572949351801" calcext:value-type="float">
            <text:p><text:s text:c="3"/>4,1 </text:p>
          </table:table-cell>
          <table:table-cell table:style-name="ce10" office:value-type="float" office:value="1.04184687608668" calcext:value-type="float">
            <text:p><text:s text:c="3"/>1,0 </text:p>
          </table:table-cell>
          <table:table-cell table:style-name="ce10" office:value-type="float" office:value="0.096749083154215" calcext:value-type="float">
            <text:p><text:s text:c="3"/>0,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iculdade de caminhar ou subir degraus</text:p>
          </table:table-cell>
          <table:table-cell table:style-name="ce8" office:value-type="float" office:value="204676.793574673" calcext:value-type="float">
            <text:p><text:s text:c="2"/>204 677 </text:p>
          </table:table-cell>
          <table:table-cell table:style-name="ce8" office:value-type="float" office:value="184941.406286575" calcext:value-type="float">
            <text:p><text:s text:c="2"/>184 941 </text:p>
          </table:table-cell>
          <table:table-cell table:style-name="ce8" office:value-type="float" office:value="11951.9759479791" calcext:value-type="float">
            <text:p><text:s text:c="2"/>11 952 </text:p>
          </table:table-cell>
          <table:table-cell table:style-name="ce8" office:value-type="float" office:value="6387.36151130758" calcext:value-type="float">
            <text:p><text:s text:c="2"/>6 387 </text:p>
          </table:table-cell>
          <table:table-cell table:style-name="ce8" office:value-type="float" office:value="1396.04982881215" calcext:value-type="float">
            <text:p><text:s text:c="2"/>1 396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90.3577797250874" calcext:value-type="float">
            <text:p><text:s text:c="3"/>90,4 </text:p>
          </table:table-cell>
          <table:table-cell table:style-name="ce10" office:value-type="float" office:value="5.83943872641262" calcext:value-type="float">
            <text:p><text:s text:c="3"/>5,8 </text:p>
          </table:table-cell>
          <table:table-cell table:style-name="ce10" office:value-type="float" office:value="3.12070626071111" calcext:value-type="float">
            <text:p><text:s text:c="3"/>3,1 </text:p>
          </table:table-cell>
          <table:table-cell table:style-name="ce10" office:value-type="float" office:value="0.682075287789198" calcext:value-type="float">
            <text:p><text:s text:c="3"/>0,7 </text:p>
          </table:table-cell>
          <table:table-cell table:style-name="ce11" table:number-columns-repeated="1013"/>
        </table:table-row>
        <table:table-row table:style-name="ro2">
          <table:table-cell table:style-name="ce4" office:value-type="string" calcext:value-type="string">
            <text:p>Dificuldade para levantar uma garrafa com dois litros de água da cintura até a altura dos olhos (1)</text:p>
          </table:table-cell>
          <table:table-cell table:style-name="ce8" office:value-type="float" office:value="196742.679126408" calcext:value-type="float">
            <text:p><text:s text:c="2"/>196 743 </text:p>
          </table:table-cell>
          <table:table-cell table:style-name="ce8" office:value-type="float" office:value="185947.110324162" calcext:value-type="float">
            <text:p><text:s text:c="2"/>185 947 </text:p>
          </table:table-cell>
          <table:table-cell table:style-name="ce8" office:value-type="float" office:value="6294.3053342162" calcext:value-type="float">
            <text:p><text:s text:c="2"/>6 294 </text:p>
          </table:table-cell>
          <table:table-cell table:style-name="ce8" office:value-type="float" office:value="2934.38129794612" calcext:value-type="float">
            <text:p><text:s text:c="2"/>2 934 </text:p>
          </table:table-cell>
          <table:table-cell table:style-name="ce8" office:value-type="float" office:value="1566.88217008326" calcext:value-type="float">
            <text:p><text:s text:c="2"/>1 567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94.5128485338411" calcext:value-type="float">
            <text:p><text:s text:c="3"/>94,5 </text:p>
          </table:table-cell>
          <table:table-cell table:style-name="ce10" office:value-type="float" office:value="3.1992577117302" calcext:value-type="float">
            <text:p><text:s text:c="3"/>3,2 </text:p>
          </table:table-cell>
          <table:table-cell table:style-name="ce10" office:value-type="float" office:value="1.491481823352" calcext:value-type="float">
            <text:p><text:s text:c="3"/>1,5 </text:p>
          </table:table-cell>
          <table:table-cell table:style-name="ce10" office:value-type="float" office:value="0.796411931077003" calcext:value-type="float">
            <text:p><text:s text:c="3"/>0,8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ificuldade para pegar objetos pequenos, ou abrir e fechar recipientes ou garrafas</text:p>
          </table:table-cell>
          <table:table-cell table:style-name="ce8" office:value-type="float" office:value="204676.793574673" calcext:value-type="float">
            <text:p><text:s text:c="2"/>204 677 </text:p>
          </table:table-cell>
          <table:table-cell table:style-name="ce8" office:value-type="float" office:value="197099.355499141" calcext:value-type="float">
            <text:p><text:s text:c="2"/>197 099 </text:p>
          </table:table-cell>
          <table:table-cell table:style-name="ce8" office:value-type="float" office:value="4671.98509935944" calcext:value-type="float">
            <text:p><text:s text:c="2"/>4 672 </text:p>
          </table:table-cell>
          <table:table-cell table:style-name="ce8" office:value-type="float" office:value="1970.21730251765" calcext:value-type="float">
            <text:p><text:s text:c="2"/>1 970 </text:p>
          </table:table-cell>
          <table:table-cell table:style-name="ce8" office:value-type="float" office:value="935.235673655354" calcext:value-type="float">
            <text:p><text:s text:c="3"/>935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96.2978518750501" calcext:value-type="float">
            <text:p><text:s text:c="3"/>96,3 </text:p>
          </table:table-cell>
          <table:table-cell table:style-name="ce10" office:value-type="float" office:value="2.28261593205726" calcext:value-type="float">
            <text:p><text:s text:c="3"/>2,3 </text:p>
          </table:table-cell>
          <table:table-cell table:style-name="ce10" office:value-type="float" office:value="0.9625992610632" calcext:value-type="float">
            <text:p><text:s text:c="3"/>1,0 </text:p>
          </table:table-cell>
          <table:table-cell table:style-name="ce10" office:value-type="float" office:value="0.456932931829494" calcext:value-type="float">
            <text:p><text:s text:c="3"/>0,5 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Dificuldade para realizar atividades habituais, como se comunicar, realizar cuidados pessoais, trabalhar, ir à escola, brincar por causa de alguma limitação nas funções mentais ou intelectuais</text:p>
          </table:table-cell>
          <table:table-cell table:style-name="ce8" office:value-type="float" office:value="204676.793574673" calcext:value-type="float">
            <text:p><text:s text:c="2"/>204 677 </text:p>
          </table:table-cell>
          <table:table-cell table:style-name="ce8" office:value-type="float" office:value="199470.511394045" calcext:value-type="float">
            <text:p><text:s text:c="2"/>199 471 </text:p>
          </table:table-cell>
          <table:table-cell table:style-name="ce8" office:value-type="float" office:value="2751.15456941575" calcext:value-type="float">
            <text:p><text:s text:c="2"/>2 751 </text:p>
          </table:table-cell>
          <table:table-cell table:style-name="ce8" office:value-type="float" office:value="1787.17886886243" calcext:value-type="float">
            <text:p><text:s text:c="2"/>1 787 </text:p>
          </table:table-cell>
          <table:table-cell table:style-name="ce8" office:value-type="float" office:value="667.948742350982" calcext:value-type="float">
            <text:p><text:s text:c="3"/>668 </text:p>
          </table:table-cell>
          <table:table-cell table:style-name="ce10" office:value-type="float" office:value="100" calcext:value-type="float">
            <text:p><text:s text:c="3"/>100,0 </text:p>
          </table:table-cell>
          <table:table-cell table:style-name="ce10" office:value-type="float" office:value="97.4563397785839" calcext:value-type="float">
            <text:p><text:s text:c="3"/>97,5 </text:p>
          </table:table-cell>
          <table:table-cell table:style-name="ce10" office:value-type="float" office:value="1.34414582198936" calcext:value-type="float">
            <text:p><text:s text:c="3"/>1,3 </text:p>
          </table:table-cell>
          <table:table-cell table:style-name="ce10" office:value-type="float" office:value="0.873171226522269" calcext:value-type="float">
            <text:p><text:s text:c="3"/>0,9 </text:p>
          </table:table-cell>
          <table:table-cell table:style-name="ce10" office:value-type="float" office:value="0.326343172904598" calcext:value-type="float">
            <text:p><text:s text:c="3"/>0,3 </text:p>
          </table:table-cell>
          <table:table-cell table:number-columns-repeated="1013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Fonte: IBGE, Diretoria de Pesquisas, Coordenação de Trabalho e Rendimento, Pesquisa Nacional de Saúde 2019.</text:p>
          </table:table-cell>
          <table:table-cell table:style-name="ce6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Nota: (1) Consideraram-se as pessoas de 5 anos ou mais de idade.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9 (CV)" table:style-name="ta2">
        <office:forms form:automatic-focus="false" form:apply-design-mode="false"/>
        <table:table-column table:style-name="co1" table:default-cell-style-name="ce3"/>
        <table:table-column table:style-name="co2" table:number-columns-repeated="10" table:default-cell-style-name="ce3"/>
        <table:table-column table:style-name="co3" table:number-columns-repeated="26" table:default-cell-style-name="ce12"/>
        <table:table-column table:style-name="co4" table:number-columns-repeated="220" table:default-cell-style-name="ce12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Tabela 1.5 - Coeficientes de variação das pessoas de dois anos ou mais de idade, total e distribuição, por grau de dificuldade, segundo tipos de dificuldade - Brasil - Brasil - 2019</text:p>
          </table:table-cell>
          <table:covered-table-cell table:number-columns-repeated="10" table:style-name="ce1"/>
          <table:table-cell table:style-name="ce11" table:number-columns-repeated="1013"/>
        </table:table-row>
        <table:table-row table:style-name="ro1">
          <table:covered-table-cell table:number-columns-repeated="11" table:style-name="ce1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4">
            <text:p>Tipos de dificuldade</text:p>
          </table:table-cell>
          <table:table-cell table:style-name="ce7" office:value-type="string" calcext:value-type="string" table:number-columns-spanned="5" table:number-rows-spanned="1">
            <text:p>Pessoas de dois anos ou mais de idade (1 000 pessoas)</text:p>
          </table:table-cell>
          <table:covered-table-cell table:number-columns-repeated="4" table:style-name="ce7"/>
          <table:table-cell table:style-name="ce9" office:value-type="string" calcext:value-type="string" table:number-columns-spanned="5" table:number-rows-spanned="1">
            <text:p>Distribuição de pessoas de dois anos ou mais de idade (%)</text:p>
          </table:table-cell>
          <table:covered-table-cell table:number-columns-repeated="4" table:style-name="ce9"/>
          <table:table-cell table:style-name="ce11" table:number-columns-repeated="1013"/>
        </table:table-row>
        <table:table-row table:style-name="ro1">
          <table:covered-table-cell table:style-name="ce2"/>
          <table:table-cell table:style-name="ce7" office:value-type="string" calcext:value-type="string" table:number-columns-spanned="1" table:number-rows-spanned="3">
            <text:p>Total</text:p>
          </table:table-cell>
          <table:table-cell table:style-name="ce7" office:value-type="string" calcext:value-type="string" table:number-columns-spanned="4" table:number-rows-spanned="1">
            <text:p>Grau de dificuldade</text:p>
          </table:table-cell>
          <table:covered-table-cell table:number-columns-repeated="3" table:style-name="ce7"/>
          <table:table-cell table:style-name="ce7" office:value-type="string" calcext:value-type="string" table:number-columns-spanned="1" table:number-rows-spanned="3">
            <text:p>Total</text:p>
          </table:table-cell>
          <table:table-cell table:style-name="ce9" office:value-type="string" calcext:value-type="string" table:number-columns-spanned="4" table:number-rows-spanned="1">
            <text:p>Grau de dificuldade</text:p>
          </table:table-cell>
          <table:covered-table-cell table:number-columns-repeated="3" table:style-name="ce9"/>
          <table:table-cell table:number-columns-repeated="1013"/>
        </table:table-row>
        <table:table-row table:style-name="ro1">
          <table:covered-table-cell table:style-name="ce2"/>
          <table:covered-table-cell table:style-name="ce7"/>
          <table:table-cell table:style-name="ce7" office:value-type="string" calcext:value-type="string" table:number-columns-spanned="1" table:number-rows-spanned="2">
            <text:p>Nenhuma</text:p>
          </table:table-cell>
          <table:table-cell table:style-name="ce7" office:value-type="string" calcext:value-type="string" table:number-columns-spanned="1" table:number-rows-spanned="2">
            <text:p>Alguma dificuldade</text:p>
          </table:table-cell>
          <table:table-cell table:style-name="ce7" office:value-type="string" calcext:value-type="string" table:number-columns-spanned="1" table:number-rows-spanned="2">
            <text:p>Muita dificuldade</text:p>
          </table:table-cell>
          <table:table-cell table:style-name="ce7" office:value-type="string" calcext:value-type="string" table:number-columns-spanned="1" table:number-rows-spanned="2">
            <text:p>Não consegue de modo algum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Nenhuma</text:p>
          </table:table-cell>
          <table:table-cell table:style-name="ce7" office:value-type="string" calcext:value-type="string" table:number-columns-spanned="1" table:number-rows-spanned="2">
            <text:p>Alguma dificuldade</text:p>
          </table:table-cell>
          <table:table-cell table:style-name="ce7" office:value-type="string" calcext:value-type="string" table:number-columns-spanned="1" table:number-rows-spanned="2">
            <text:p>Muita dificuldade</text:p>
          </table:table-cell>
          <table:table-cell table:style-name="ce9" office:value-type="string" calcext:value-type="string" table:number-columns-spanned="1" table:number-rows-spanned="2">
            <text:p>Não consegue de modo algum</text:p>
          </table:table-cell>
          <table:table-cell table:number-columns-repeated="1013"/>
        </table:table-row>
        <table:table-row table:style-name="ro1">
          <table:covered-table-cell table:style-name="ce2"/>
          <table:covered-table-cell table:number-columns-repeated="9" table:style-name="ce7"/>
          <table:covered-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Dificuldade de enxergar</text:p>
          </table:table-cell>
          <table:table-cell table:style-name="ce10" office:value-type="float" office:value="0.0484428587278255" calcext:value-type="float">
            <text:p><text:s text:c="3"/>0,0 </text:p>
          </table:table-cell>
          <table:table-cell table:style-name="ce10" office:value-type="float" office:value="0.209953477921851" calcext:value-type="float">
            <text:p><text:s text:c="3"/>0,2 </text:p>
          </table:table-cell>
          <table:table-cell table:style-name="ce10" office:value-type="float" office:value="1.10535645072465" calcext:value-type="float">
            <text:p><text:s text:c="3"/>1,1 </text:p>
          </table:table-cell>
          <table:table-cell table:style-name="ce10" office:value-type="float" office:value="1.94834984085757" calcext:value-type="float">
            <text:p><text:s text:c="3"/>1,9 </text:p>
          </table:table-cell>
          <table:table-cell table:style-name="ce10" office:value-type="float" office:value="8.1501438487111" calcext:value-type="float">
            <text:p><text:s text:c="3"/>8,2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19914524816749" calcext:value-type="float">
            <text:p><text:s text:c="3"/>0,2 </text:p>
          </table:table-cell>
          <table:table-cell table:style-name="ce10" office:value-type="float" office:value="1.10916131912042" calcext:value-type="float">
            <text:p><text:s text:c="3"/>1,1 </text:p>
          </table:table-cell>
          <table:table-cell table:style-name="ce10" office:value-type="float" office:value="1.94882880214934" calcext:value-type="float">
            <text:p><text:s text:c="3"/>1,9 </text:p>
          </table:table-cell>
          <table:table-cell table:style-name="ce10" office:value-type="float" office:value="8.14931780883753" calcext:value-type="float">
            <text:p><text:s text:c="3"/>8,1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iculdade de ouvir</text:p>
          </table:table-cell>
          <table:table-cell table:style-name="ce10" office:value-type="float" office:value="0.0484428587278255" calcext:value-type="float">
            <text:p><text:s text:c="3"/>0,0 </text:p>
          </table:table-cell>
          <table:table-cell table:style-name="ce10" office:value-type="float" office:value="0.100789459074031" calcext:value-type="float">
            <text:p><text:s text:c="3"/>0,1 </text:p>
          </table:table-cell>
          <table:table-cell table:style-name="ce10" office:value-type="float" office:value="1.70723901090827" calcext:value-type="float">
            <text:p><text:s text:c="3"/>1,7 </text:p>
          </table:table-cell>
          <table:table-cell table:style-name="ce10" office:value-type="float" office:value="3.19447525609321" calcext:value-type="float">
            <text:p><text:s text:c="3"/>3,2 </text:p>
          </table:table-cell>
          <table:table-cell table:style-name="ce10" office:value-type="float" office:value="11.9860654279538" calcext:value-type="float">
            <text:p><text:s text:c="3"/>12,0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0878589818448898" calcext:value-type="float">
            <text:p><text:s text:c="3"/>0,1 </text:p>
          </table:table-cell>
          <table:table-cell table:style-name="ce10" office:value-type="float" office:value="1.70757877592695" calcext:value-type="float">
            <text:p><text:s text:c="3"/>1,7 </text:p>
          </table:table-cell>
          <table:table-cell table:style-name="ce10" office:value-type="float" office:value="3.19319485637333" calcext:value-type="float">
            <text:p><text:s text:c="3"/>3,2 </text:p>
          </table:table-cell>
          <table:table-cell table:style-name="ce10" office:value-type="float" office:value="11.98613741981" calcext:value-type="float">
            <text:p><text:s text:c="3"/>12,0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ficuldade de caminhar ou subir degraus</text:p>
          </table:table-cell>
          <table:table-cell table:style-name="ce10" office:value-type="float" office:value="0.0484428587278255" calcext:value-type="float">
            <text:p><text:s text:c="3"/>0,0 </text:p>
          </table:table-cell>
          <table:table-cell table:style-name="ce10" office:value-type="float" office:value="0.133297093394165" calcext:value-type="float">
            <text:p><text:s text:c="3"/>0,1 </text:p>
          </table:table-cell>
          <table:table-cell table:style-name="ce10" office:value-type="float" office:value="1.46899359530383" calcext:value-type="float">
            <text:p><text:s text:c="3"/>1,5 </text:p>
          </table:table-cell>
          <table:table-cell table:style-name="ce10" office:value-type="float" office:value="1.97886442251869" calcext:value-type="float">
            <text:p><text:s text:c="3"/>2,0 </text:p>
          </table:table-cell>
          <table:table-cell table:style-name="ce10" office:value-type="float" office:value="3.84028183341215" calcext:value-type="float">
            <text:p><text:s text:c="3"/>3,8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128178651818399" calcext:value-type="float">
            <text:p><text:s text:c="3"/>0,1 </text:p>
          </table:table-cell>
          <table:table-cell table:style-name="ce10" office:value-type="float" office:value="1.46337219502833" calcext:value-type="float">
            <text:p><text:s text:c="3"/>1,5 </text:p>
          </table:table-cell>
          <table:table-cell table:style-name="ce10" office:value-type="float" office:value="1.97636440966701" calcext:value-type="float">
            <text:p><text:s text:c="3"/>2,0 </text:p>
          </table:table-cell>
          <table:table-cell table:style-name="ce10" office:value-type="float" office:value="3.84118048860224" calcext:value-type="float">
            <text:p><text:s text:c="3"/>3,8 </text:p>
          </table:table-cell>
          <table:table-cell table:style-name="ce11" table:number-columns-repeated="1013"/>
        </table:table-row>
        <table:table-row table:style-name="ro2">
          <table:table-cell table:style-name="ce4" office:value-type="string" calcext:value-type="string">
            <text:p>Dificuldade para levantar uma garrafa com dois litros de água da cintura até a altura dos olhos (1)</text:p>
          </table:table-cell>
          <table:table-cell table:style-name="ce10" office:value-type="float" office:value="0.0791209867591971" calcext:value-type="float">
            <text:p><text:s text:c="3"/>0,1 </text:p>
          </table:table-cell>
          <table:table-cell table:style-name="ce10" office:value-type="float" office:value="0.11927607556768" calcext:value-type="float">
            <text:p><text:s text:c="3"/>0,1 </text:p>
          </table:table-cell>
          <table:table-cell table:style-name="ce10" office:value-type="float" office:value="2.12220313275135" calcext:value-type="float">
            <text:p><text:s text:c="3"/>2,1 </text:p>
          </table:table-cell>
          <table:table-cell table:style-name="ce10" office:value-type="float" office:value="2.92923507475368" calcext:value-type="float">
            <text:p><text:s text:c="3"/>2,9 </text:p>
          </table:table-cell>
          <table:table-cell table:style-name="ce10" office:value-type="float" office:value="4.23795758390366" calcext:value-type="float">
            <text:p><text:s text:c="3"/>4,2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101187481447506" calcext:value-type="float">
            <text:p><text:s text:c="3"/>0,1 </text:p>
          </table:table-cell>
          <table:table-cell table:style-name="ce10" office:value-type="float" office:value="2.11103495542229" calcext:value-type="float">
            <text:p><text:s text:c="3"/>2,1 </text:p>
          </table:table-cell>
          <table:table-cell table:style-name="ce10" office:value-type="float" office:value="2.92552989079165" calcext:value-type="float">
            <text:p><text:s text:c="3"/>2,9 </text:p>
          </table:table-cell>
          <table:table-cell table:style-name="ce10" office:value-type="float" office:value="4.23126774100571" calcext:value-type="float">
            <text:p><text:s text:c="3"/>4,2 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ificuldade para pegar objetos pequenos, ou abrir e fechar recipientes ou garrafas</text:p>
          </table:table-cell>
          <table:table-cell table:style-name="ce10" office:value-type="float" office:value="0.0484428587278255" calcext:value-type="float">
            <text:p><text:s text:c="3"/>0,0 </text:p>
          </table:table-cell>
          <table:table-cell table:style-name="ce10" office:value-type="float" office:value="0.0879088144430612" calcext:value-type="float">
            <text:p><text:s text:c="3"/>0,1 </text:p>
          </table:table-cell>
          <table:table-cell table:style-name="ce10" office:value-type="float" office:value="2.41575577711277" calcext:value-type="float">
            <text:p><text:s text:c="3"/>2,4 </text:p>
          </table:table-cell>
          <table:table-cell table:style-name="ce10" office:value-type="float" office:value="3.35130557060116" calcext:value-type="float">
            <text:p><text:s text:c="3"/>3,4 </text:p>
          </table:table-cell>
          <table:table-cell table:style-name="ce10" office:value-type="float" office:value="5.70282035198741" calcext:value-type="float">
            <text:p><text:s text:c="3"/>5,7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0745185456961435" calcext:value-type="float">
            <text:p><text:s text:c="3"/>0,1 </text:p>
          </table:table-cell>
          <table:table-cell table:style-name="ce10" office:value-type="float" office:value="2.41580918982925" calcext:value-type="float">
            <text:p><text:s text:c="3"/>2,4 </text:p>
          </table:table-cell>
          <table:table-cell table:style-name="ce10" office:value-type="float" office:value="3.34934341649805" calcext:value-type="float">
            <text:p><text:s text:c="3"/>3,3 </text:p>
          </table:table-cell>
          <table:table-cell table:style-name="ce10" office:value-type="float" office:value="5.69979254320643" calcext:value-type="float">
            <text:p><text:s text:c="3"/>5,7 </text:p>
          </table:table-cell>
          <table:table-cell table:number-columns-repeated="1013"/>
        </table:table-row>
        <table:table-row table:style-name="ro3">
          <table:table-cell table:style-name="ce4" office:value-type="string" calcext:value-type="string">
            <text:p>Dificuldade para realizar atividades habituais, como se comunicar, realizar cuidados pessoais, trabalhar, ir à escola, brincar por causa de alguma limitação nas funções mentais ou intelectuais</text:p>
          </table:table-cell>
          <table:table-cell table:style-name="ce10" office:value-type="float" office:value="0.0484428587278255" calcext:value-type="float">
            <text:p><text:s text:c="3"/>0,0 </text:p>
          </table:table-cell>
          <table:table-cell table:style-name="ce10" office:value-type="float" office:value="0.0754376713530828" calcext:value-type="float">
            <text:p><text:s text:c="3"/>0,1 </text:p>
          </table:table-cell>
          <table:table-cell table:style-name="ce10" office:value-type="float" office:value="3.40309377777469" calcext:value-type="float">
            <text:p><text:s text:c="3"/>3,4 </text:p>
          </table:table-cell>
          <table:table-cell table:style-name="ce10" office:value-type="float" office:value="3.53100792439406" calcext:value-type="float">
            <text:p><text:s text:c="3"/>3,5 </text:p>
          </table:table-cell>
          <table:table-cell table:style-name="ce10" office:value-type="float" office:value="5.73676583248993" calcext:value-type="float">
            <text:p><text:s text:c="3"/>5,7 </text:p>
          </table:table-cell>
          <table:table-cell table:style-name="ce10" office:value-type="float" office:value="0" calcext:value-type="float">
            <text:p><text:s/>- </text:p>
          </table:table-cell>
          <table:table-cell table:style-name="ce10" office:value-type="float" office:value="0.0609798384664263" calcext:value-type="float">
            <text:p><text:s text:c="3"/>0,1 </text:p>
          </table:table-cell>
          <table:table-cell table:style-name="ce10" office:value-type="float" office:value="3.3979152437197" calcext:value-type="float">
            <text:p><text:s text:c="3"/>3,4 </text:p>
          </table:table-cell>
          <table:table-cell table:style-name="ce10" office:value-type="float" office:value="3.53212389759111" calcext:value-type="float">
            <text:p><text:s text:c="3"/>3,5 </text:p>
          </table:table-cell>
          <table:table-cell table:style-name="ce10" office:value-type="float" office:value="5.73505057148541" calcext:value-type="float">
            <text:p><text:s text:c="3"/>5,7 </text:p>
          </table:table-cell>
          <table:table-cell table:number-columns-repeated="1013"/>
        </table:table-row>
        <table:table-row table:style-name="ro1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6" office:value-type="string" calcext:value-type="string">
            <text:p>Fonte: IBGE, Diretoria de Pesquisas, Coordenação de Trabalho e Rendimento, Pesquisa Nacional de Saúde 2019.</text:p>
          </table:table-cell>
          <table:table-cell table:style-name="ce6" table:number-columns-repeated="10"/>
          <table:table-cell table:number-columns-repeated="1013"/>
        </table:table-row>
        <table:table-row table:style-name="ro1">
          <table:table-cell office:value-type="string" calcext:value-type="string">
            <text:p>Nota: (1) Consideraram-se as pessoas de 5 anos ou mais de idade.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</number:text>
      <number:number number:decimal-places="0" number:min-decimal-places="0" number:min-integer-digits="1" number:grouping="true"/>
    </number:number-style>
    <number:number-style style:name="N107">
      <number:text>-R$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</number:text>
      <number:number number:decimal-places="2" number:min-decimal-places="2" number:min-integer-digits="1" number:grouping="true"/>
    </number:number-style>
    <number:number-style style:name="N109">
      <number:text>-R$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1" style:volatile="true">
      <number:text>-</number:text>
      <number:fill-character> </number:fill-character>
      <number:number number:decimal-places="1" number:min-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cm" fo:margin-left="0.6cm" fo:margin-right="0.6cm" fo:margin-bottom="0cm"/>
      </style:header-style>
      <style:footer-style>
        <style:header-footer-properties fo:min-height="0.75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19" style:display-name="PageStyle_20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19_20__28_CV_29_" style:display-name="PageStyle_2019 (CV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Isabel Luzia Nori dos Santos</meta:initial-creator>
    <meta:creation-date>2022-08-23T14:17:06</meta:creation-date>
    <dc:date>2022-08-26T16:04:46.598000000</dc:date>
    <meta:editing-duration>PT2M51S</meta:editing-duration>
    <meta:editing-cycles>1</meta:editing-cycles>
    <meta:generator>LibreOffice/7.2.5.2$Windows_x86 LibreOffice_project/499f9727c189e6ef3471021d6132d4c694f357e5</meta:generator>
    <meta:document-statistic meta:table-count="2" meta:cell-count="168" meta:object-count="0"/>
  </office:meta>
</office:document-meta>
</file>